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fo:language="fr" fo:country="FR" style:font-name-asian="Helvetica" style:font-size-asian="12pt" style:font-name-complex="Helvetica" style:font-size-complex="12pt"/>
    </style:style>
    <style:style style:name="P2" style:family="paragraph" style:parent-style-name="Standard">
      <style:paragraph-properties fo:text-align="justify" style:justify-single-word="false" style:text-autospace="none"/>
      <style:text-properties style:use-window-font-color="true" style:font-name="Times New Roman" fo:font-size="12pt" fo:language="fr" fo:country="FR" style:font-name-asian="Helvetica" style:font-size-asian="12pt" style:font-name-complex="Helvetica" style:font-size-complex="12pt"/>
    </style:style>
    <style:style style:name="P3" style:family="paragraph" style:parent-style-name="Standard">
      <style:paragraph-properties fo:text-align="end" style:justify-single-word="false" style:text-autospace="none"/>
      <style:text-properties style:use-window-font-color="true" style:font-name="Times New Roman" fo:font-size="12pt" fo:language="fr" fo:country="FR" style:font-name-asian="Helvetica" style:font-size-asian="12pt" style:font-name-complex="Helvetica" style:font-size-complex="12pt"/>
    </style:style>
    <style:style style:name="P4" style:family="paragraph" style:parent-style-name="Standard">
      <style:paragraph-properties fo:text-align="center" style:justify-single-word="false" style:text-autospace="none"/>
      <style:text-properties style:use-window-font-color="true" style:font-name="Times New Roman" fo:font-size="12pt" fo:language="fr" fo:country="FR" style:font-name-asian="Helvetica" style:font-size-asian="12pt" style:font-name-complex="Helvetica" style:font-size-complex="12pt"/>
    </style:style>
    <style:style style:name="P5" style:family="paragraph" style:parent-style-name="Standard">
      <style:paragraph-properties fo:text-align="justify" style:justify-single-word="false" style:text-autospace="none"/>
      <style:text-properties fo:color="#000000" style:font-name="Times New Roman" fo:font-size="12pt" fo:language="fr" fo:country="FR" style:font-name-asian="TimesNewRomanPSMT" style:font-size-asian="12pt" style:font-name-complex="TimesNewRomanPSMT" style:font-size-complex="12pt"/>
    </style:style>
    <style:style style:name="P6" style:family="paragraph" style:parent-style-name="Standard">
      <style:paragraph-properties fo:text-align="end" style:justify-single-word="false"/>
      <style:text-properties style:font-name="Times New Roman" fo:font-size="12pt" fo:language="fr" fo:country="FR" style:font-size-asian="12pt" style:font-size-complex="12pt"/>
    </style:style>
    <style:style style:name="P7" style:family="paragraph" style:parent-style-name="Standard">
      <style:paragraph-properties fo:text-align="start" style:justify-single-word="false"/>
      <style:text-properties style:font-name="Times New Roman" fo:font-size="12pt" fo:language="fr" fo:country="FR" style:font-size-asian="12pt" style:font-size-complex="12pt"/>
    </style:style>
    <style:style style:name="P8" style:family="paragraph" style:parent-style-name="Standard">
      <style:paragraph-properties fo:text-align="justify" style:justify-single-word="false"/>
      <style:text-properties style:font-name="Times New Roman" fo:font-size="12pt" fo:language="fr" fo:country="FR" style:font-size-asian="12pt" style:font-size-complex="12pt"/>
    </style:style>
    <style:style style:name="P9" style:family="paragraph" style:parent-style-name="Standard">
      <style:paragraph-properties fo:text-align="justify" style:justify-single-word="false" style:text-autospace="none"/>
      <style:text-properties style:use-window-font-color="true" style:font-name="Times New Roman" fo:font-size="12pt" fo:language="fr" fo:country="FR" style:font-name-asian="Helvetica" style:font-size-asian="12pt" style:font-name-complex="Helvetica" style:font-size-complex="12pt"/>
    </style:style>
    <style:style style:name="P10" style:family="paragraph" style:parent-style-name="Standard">
      <style:paragraph-properties fo:margin-left="13.287cm" fo:margin-right="0cm" fo:text-align="start" style:justify-single-word="false" fo:text-indent="-13.287cm" style:auto-text-indent="false">
        <style:tab-stops/>
      </style:paragraph-properties>
      <style:text-properties style:font-name="Times New Roman" fo:font-size="12pt" fo:language="fr" fo:country="FR" style:font-size-asian="12pt" style:font-size-complex="12pt"/>
    </style:style>
    <style:style style:name="T1" style:family="text">
      <style:text-properties style:use-window-font-color="true" style:font-name-asian="Helvetica" style:font-name-complex="Helvetica"/>
    </style:style>
    <style:style style:name="T2" style:family="text">
      <style:text-properties style:use-window-font-color="true" fo:font-weight="normal" style:font-name-asian="Helvetica" style:font-weight-asian="normal" style:font-name-complex="Helvetica" style:font-weight-complex="normal"/>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Xavier Loizeau</text:p>
      <text:p text:style-name="P7">7 Rue des Rosiers,</text:p>
      <text:p text:style-name="P10">44880, Sautron<text:tab/>le 16 Novembre 2014</text:p>
      <text:p text:style-name="P8">06.58.66.51.81</text:p>
      <text:p text:style-name="P8"/>
      <text:p text:style-name="P6"/>
      <text:p text:style-name="P8"/>
      <text:p text:style-name="P8"/>
      <text:p text:style-name="P8"/>
      <text:p text:style-name="P8"/>
      <text:p text:style-name="P8"/>
      <text:p text:style-name="P8"><text:tab/>Madame, Monsieur,</text:p>
      <text:p text:style-name="P8"/>
      <text:p text:style-name="P1">Actuellement étudiant ingénieur de troisième année (bac +5) à l'ENSAI (l'Ecole Nationale de la Statistique et de l'Analyse de l'Information), je dois réaliser un stage de fin d'études d'une durée de vingt semaines à six mois à partir d'avril 2015. De plus, j'aimerais pouvoir prolonger celui-ci par une thèse.</text:p>
      <text:p text:style-name="P8"><text:span text:style-name="T1">J'ai donc l'honneur de présenter ma candidature à votre offre de stage </text:span><text:span text:style-name="T2">« Développement d’un système de transcription automatique de musique basé sur le filtrage particulaire</text:span><text:span text:style-name="T3"> ».</text:span></text:p>
      <text:p text:style-name="P1"/>
      <text:p text:style-name="P1">A la frontière entre mathématiques, acoustique et musicologie, le sujet que vous proposez me passionne tout particulièrement. Votre sujet lie trois domaines qui me fascinent depuis de nombreuses années et requiert des méthodes statistiques de pointe aussi intéressantes sur le point théorique que pratique.</text:p>
      <text:p text:style-name="P5"/>
      <text:p text:style-name="P5">Votre offre de stage <text:s/>présente donc un double intérêt pour moi : le lien étroit qu'il met en place entre mathématiques, acoustique et musicologie et son exigence méthodologique. La problématique et les procédés envisagés en font potentiellement un sujet de recherche passionnant sur lequel il me plairait de faire une thèse.</text:p>
      <text:p text:style-name="P5"/>
      <text:p text:style-name="P5">Mon intérêt pour ces sujets m'a déjà poussé à réaliser des projets en lien avec ceux-ci. Tout d'abord en lycée avec mes Travaux Personnels Encadrés durant lesquels deux camarades et moi-même avons réalisé une étude historique et acoustique comparative du piano, de la clarinette et de la guitare. Ensuite, en Classes Préparatoires j'ai réalisé, pour mon TIPE, un programme de composition musicale automatisé.</text:p>
      <text:p text:style-name="P8"/>
      <text:p text:style-name="P1">Je reste à votre entière disposition pour toute information complémentaire.</text:p>
      <text:p text:style-name="P2"/>
      <text:p text:style-name="P2">Veuillez agréer, Madame, Monsieur, l'expression de mes salutations distinguées.</text:p>
      <text:p text:style-name="P3"/>
      <text:p text:style-name="P4"/>
      <text:p text:style-name="P4"/>
      <text:p text:style-name="P4"><text:tab/><text:tab/><text:tab/><text:tab/><text:tab/>Xavier Loiz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Loizeau</meta:initial-creator>
    <meta:creation-date>2014-11-16T12:21:04</meta:creation-date>
    <dc:date>2014-11-16T19:29:28</dc:date>
    <dc:creator>Xavier Loizeau</dc:creator>
    <meta:editing-duration>PT1H27M4S</meta:editing-duration>
    <meta:editing-cycles>6</meta:editing-cycles>
    <meta:generator>OpenOffice.org/3.4.1$Unix OpenOffice.org_project/341m1$Build-9593</meta:generator>
    <meta:document-statistic meta:table-count="0" meta:image-count="0" meta:object-count="0" meta:page-count="1" meta:paragraph-count="13" meta:word-count="270" meta:character-count="1797"/>
  </office:meta>
</office:document-meta>
</file>